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" svg:font-family="aria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6pt" fo:letter-spacing="normal" style:font-size-asian="16pt" style:font-size-complex="16pt"/>
    </style:style>
    <style:style style:name="P2" style:family="paragraph" style:parent-style-name="Text_20_body">
      <style:paragraph-properties fo:margin-left="0in" fo:margin-right="0in" fo:margin-top="0in" fo:margin-bottom="0in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6pt" fo:letter-spacing="normal" fo:font-style="normal" fo:font-weight="normal" style:font-size-asian="16pt" style:font-size-complex="16pt"/>
    </style:style>
    <style:style style:name="P3" style:family="paragraph" style:parent-style-name="Text_20_body">
      <style:paragraph-properties fo:margin-left="0in" fo:margin-right="0in" fo:margin-top="0in" fo:margin-bottom="0in" fo:line-height="150%" fo:text-align="justify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138in solid #499b00"/>
      <style:text-properties style:font-name="Arial" fo:font-size="16pt" fo:language="cs" fo:country="CZ" style:font-size-asian="16pt" style:font-size-complex="16pt"/>
    </style:style>
    <style:style style:name="P4" style:family="paragraph" style:parent-style-name="Text_20_body">
      <style:paragraph-properties fo:margin-left="0in" fo:margin-right="0in" fo:margin-top="0in" fo:margin-bottom="0in" fo:line-height="150%" fo:text-align="justify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138in solid #499b00"/>
      <style:text-properties style:font-name="Arial" fo:font-size="16pt" style:font-size-asian="16pt" style:font-size-complex="16pt"/>
    </style:style>
    <style:style style:name="P5" style:family="paragraph" style:parent-style-name="Text_20_body">
      <style:paragraph-properties fo:margin-left="0in" fo:margin-right="0in" fo:margin-top="0in" fo:margin-bottom="0in" fo:line-height="150%" fo:text-align="justify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138in solid #499b00"/>
    </style:style>
    <style:style style:name="P6" style:family="paragraph" style:parent-style-name="Standard">
      <style:paragraph-properties fo:line-height="150%"/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style:font-name="Arial" fo:font-size="16pt" fo:language="cs" fo:country="CZ" style:font-size-asian="16pt" style:font-size-complex="16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6pt" fo:language="cs" fo:country="CZ" style:font-size-asian="16pt" style:font-size-complex="16pt"/>
    </style:style>
    <style:style style:name="P9" style:family="paragraph" style:parent-style-name="Standard">
      <style:paragraph-properties fo:margin-left="0in" fo:margin-right="0in" fo:margin-top="0in" fo:margin-bottom="0in" fo:line-height="150%" fo:text-align="justify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138in solid #499b00"/>
      <style:text-properties style:font-name="Arial" fo:font-size="16pt" fo:language="cs" fo:country="CZ" style:font-size-asian="16pt" style:font-size-complex="16pt"/>
    </style:style>
    <style:style style:name="P10" style:family="paragraph" style:parent-style-name="Standard">
      <style:paragraph-properties fo:margin-left="0in" fo:margin-right="0in" fo:margin-top="0in" fo:margin-bottom="0in" fo:line-height="150%" fo:text-align="justify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138in solid #499b00"/>
      <style:text-properties style:font-name="Arial" fo:font-size="16pt" fo:language="en" fo:country="US" style:font-size-asian="16pt" style:font-size-complex="16pt"/>
    </style:style>
    <style:style style:name="P11" style:family="paragraph" style:parent-style-name="Standard">
      <style:paragraph-properties fo:margin-left="0in" fo:margin-right="0in" fo:margin-top="0in" fo:margin-bottom="0in" fo:line-height="150%" fo:text-align="justify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138in solid #499b00"/>
      <style:text-properties fo:color="#cc3300" style:font-name="Arial" fo:font-size="16pt" fo:language="cs" fo:country="CZ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text-line-through-style="none" style:font-name="Arial" fo:font-size="16pt" fo:letter-spacing="normal" fo:font-style="normal" style:text-underline-style="none" fo:font-weight="normal" style:text-blinking="false" style:font-size-asian="16pt" style:font-size-complex="16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5" style:family="text">
      <style:text-properties fo:font-variant="normal" fo:text-transform="none" fo:color="#000000" fo:letter-spacing="normal" fo:language="cs" fo:country="CZ" fo:font-style="normal" fo:font-weight="normal"/>
    </style:style>
    <style:style style:name="T6" style:family="text">
      <style:text-properties fo:font-variant="normal" fo:text-transform="none" fo:color="#000000" style:font-name="Arial" fo:font-size="16pt" fo:letter-spacing="normal" fo:font-style="normal" fo:font-weight="normal" style:font-size-asian="16pt" style:font-size-complex="16pt"/>
    </style:style>
    <style:style style:name="T7" style:family="text">
      <style:text-properties fo:font-variant="normal" fo:text-transform="none" fo:color="#000000" style:font-name="Arial" fo:font-size="16pt" fo:letter-spacing="normal" fo:language="cs" fo:country="CZ" fo:font-style="normal" fo:font-weight="normal" style:font-size-asian="16pt" style:font-size-complex="16pt"/>
    </style:style>
    <style:style style:name="T8" style:family="text">
      <style:text-properties fo:font-variant="normal" fo:text-transform="none" fo:color="#000000" style:font-name="Arial" fo:font-size="16pt" fo:letter-spacing="normal" fo:language="en" fo:country="US" fo:font-style="normal" fo:font-weight="normal" style:font-size-asian="16pt" style:font-size-complex="16pt"/>
    </style:style>
    <style:style style:name="T9" style:family="text">
      <style:text-properties fo:font-variant="normal" fo:text-transform="none" fo:color="#2e2e2e" style:font-name="Arial" fo:font-size="16pt" fo:letter-spacing="normal" fo:font-style="italic" fo:font-weight="bold" style:font-size-asian="16pt" style:font-size-complex="16pt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language="cs" fo:country="CZ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0">AUTORSKÝ ZÁKON</text:span></text:p>
      <text:p text:style-name="P3"><text:span text:style-name="T3">Na DGD jsem již nahrál titulky, které jsem vytvořil ke třem videím Ajahna Brahma. Možná bude </text:span><text:span text:style-name="T4">v budoucnosti </text:span><text:span text:style-name="T3">někdo další chtít moje titulky použít, a to na jiném YouTube kanálu nebo jiné platformě pro sdílení videí. </text:span></text:p>
      <text:p text:style-name="P3"><text:span text:style-name="T3"/></text:p>
      <text:p text:style-name="P3"><text:span text:style-name="T3">Pokud by se někdo </text:span><text:span text:style-name="T4">dal</text:span><text:span text:style-name="T3">ší rozhodl moji práci použít, mohl by váhat a klást si následující otázku:</text:span></text:p>
      <text:p text:style-name="P9"><text:span text:style-name="T3"/></text:p>
      <text:p text:style-name="P9"><text:span text:style-name="T3">„</text:span><text:span text:style-name="T4">R</text:span><text:span text:style-name="T3">ád bych ty titulky použil. Můžu to ale udělat? Práce všech autorů je v České republice chráněna autorským právem a já nemám povolení ty titulky použít.“ </text:span></text:p>
      <text:p text:style-name="P3"><text:span text:style-name="T3"/></text:p>
      <text:p text:style-name="P9"><text:span text:style-name="T3">Taková obava by určitě byla opodstatněná. Autorský zákon </text:span><text:span text:style-name="T4">[ z</text:span><text:span text:style-name="T3">ákon č. 121/2000 </text:span><text:span text:style-name="T4">]</text:span><text:span text:style-name="T3"> chrání </text:span><text:span text:style-name="T4">pr</text:span><text:span text:style-name="T3">áci, kterou autoři vloží do tvroby svého díla. Autorský zákon navíc neumožňuje, aby se tvůrci vzdali všech svých práv ke svému dílu </text:span><text:span text:style-name="T4">[</text:span><text:span text:style-name="T3">§11 – (4), §26 – (1) </text:span><text:span text:style-name="T4">].</text:span></text:p>
      <text:p text:style-name="P9"><text:span text:style-name="T4"/></text:p>
      <text:p text:style-name="P9"><text:span text:style-name="T4">Jak tedy tuto </text:span><text:span text:style-name="T3">situaci řešit?</text:span></text:p>
      <text:p text:style-name="Standard"><text:span text:style-name="T8">Sv</text:span><text:span text:style-name="T7">ých autorských práv se zbavit nemůžu, ale můžu udělit oprávnění (licenci) k používání těchto titulků. Toto oprávnění může být veřejné, neodvolatelné a nevýhradní. Pro udělování tohoto typu oprávnění se běžně používají tzv. CC licence. </text:span></text:p>
      <text:p text:style-name="Standard"><text:span text:style-name="T11"/></text:p>
      <text:p text:style-name="P10"><text:span text:style-name="T5"/></text:p>
      <text:p text:style-name="P10"><text:span text:style-name="T5"/></text:p>
      <text:p text:style-name="P10"><text:soft-page-break/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Standard"><text:span text:style-name="T11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9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8">Pokud se někdo rozhodne použít obsah, který je na DGD, mohl by váhat:</text:p>
      <text:p text:style-name="P7"/>
      <text:p text:style-name="P9"><text:span text:style-name="T3">„Možná bych mohl obsah, který je na DGD, nějakým způsobem použít. Můžu to ale udělat? Práce lidí, která je zálohovaná na DGD, je chráněna autorským právem a já nemám povolení jejich práci použít.“</text:span></text:p>
      <text:p text:style-name="P3"><text:span text:style-name="T3"/></text:p>
      <text:p text:style-name="P4"><text:span text:style-name="T3"/></text:p>
      <text:p text:style-name="P5"><text:soft-page-break/><text:span text:style-name="T6">Ke dni zveřejnění této stránky (1.6. 2021) jsem vytvořil titulky ke třem videím Ajahna Brahma. </text:span><text:a xlink:type="simple" xlink:href="https://www.zakonyprolidi.cz/cs/2000-121" text:style-name="Internet_20_link" text:visited-style-name="Visited_20_Internet_20_Link"><text:span text:style-name="T2">Autorský zákon [ zákon č. 121/2000 ]</text:span></text:a><text:span text:style-name="T6"> chrání moji práci, kterou vložil do tvorby těchto titulků. To ale není přesně to, co bych chtěl. České i slovenské buddhistické komunitě – té současné i té v budoucnosti – bych chtěl nechat tento vzkaz:</text:span></text:p>
      <text:p text:style-name="P1">„<text:span text:style-name="T1">Ahoj. Určitě neváhejte. Všechno, co jsem vytvořil, můžete použít, jak jen budete chtít. Nemusíte ani nikde uvádět moje jméno. Máte povolení moji práci použít.“</text:span></text:p>
      <text:p text:style-name="P5"><text:span text:style-name="T6">To ale udělat nemůžu. Vzdal bych se tím všech mých práv souvisejích s mojí prací na titulcích a to autorský zákon neumožňuje [ </text:span><text:a xlink:type="simple" xlink:href="https://www.zakonyprolidi.cz/cs/2000-121#p11-4" text:style-name="Internet_20_link" text:visited-style-name="Visited_20_Internet_20_Link"><text:span text:style-name="T2">§11- (4)</text:span></text:a><text:span text:style-name="T6">, </text:span><text:a xlink:type="simple" xlink:href="https://www.zakonyprolidi.cz/cs/2000-121#p26-1" text:style-name="Internet_20_link" text:visited-style-name="Visited_20_Internet_20_Link"><text:span text:style-name="T2">§26 - (1)</text:span></text:a><text:span text:style-name="T6"> ]. Proto jsem moji práci na titulcích zvěřejnil pod </text:span><text:a xlink:type="simple" xlink:href="https://creativecommons.org/licenses/by/4.0/deed.cs" text:style-name="Internet_20_link" text:visited-style-name="Visited_20_Internet_20_Link"><text:span text:style-name="T2">licencí CC Uveďte původ 4.0. Mezinárodní (CC-BY 4.0)</text:span></text:a></text:p>
      <text:p text:style-name="P5"><text:span text:style-name="T6">Moji práci na titulích jsem zvěrejnil pod touto CC licencí tak, že jsem do na </text:span><text:a xlink:type="simple" xlink:href="https://drive.google.com/drive/u/0/folders/16nYDrS2RoqtO4ttlh4zDNIQW5lw3t0vA" text:style-name="Internet_20_link" text:visited-style-name="Visited_20_Internet_20_Link"><text:span text:style-name="T2">DGD do složky AJAHN BRAHM – TITULKY CZ</text:span></text:a><text:span text:style-name="T6"> nahrál soubor, který se jmenuje </text:span><text:bookmark text:name="opravneni-k-pouziti"/><text:span text:style-name="T9">Oprávnění k použití za podmínek licence CC Uveďte původ 4.0.</text:span><text:span text:style-name="T6"> Tato licence a s ní související oprávnění jsou neodvolatelné. Kdokoli teď může titulky v této složce použít za podmínek, které popsány v tomto souboru.</text:span></text:p>
      <text:p text:style-name="P2">Použití této licence má pro sdílení informací o Buddhově učení mnoho výhod. Více najdete na stránce Blog v článku Význam CC licencí pro předávání Buddhova učení dalším generacím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" svg:font-family="aria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11T17:01:42.42</meta:creation-date>
    <meta:document-statistic meta:table-count="0" meta:image-count="0" meta:object-count="0" meta:page-count="3" meta:paragraph-count="14" meta:word-count="428" meta:character-count="2536"/>
    <dc:date>2021-06-11T21:12:54.67</dc:date>
    <meta:editing-duration>PT1H24M4S</meta:editing-duration>
    <meta:editing-cycles>1</meta:editing-cycles>
    <meta:generator>OpenOffice/4.1.5$Win32 OpenOffice.org_project/415m1$Build-9789</meta:generator>
  </office:meta>
</office:document-meta>
</file>